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.Literal( Intege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teral.getCompil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Iterator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Nod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.getString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Number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IntValu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.get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Boolean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